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86897787760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86897762416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912189956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4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868977750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897765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89776644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878284900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954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82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89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868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89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842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934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920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95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869748911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1:42:38.841000000</dc:date>
    <meta:editing-duration>PT5H39M45S</meta:editing-duration>
    <meta:editing-cycles>1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8" meta:word-count="82" meta:character-count="493" meta:non-whitespace-character-count="438"/>
  </office:meta>
</office:document-meta>
</file>